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 style:cell-protect="protected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11.4035416666667cm"/>
    </style:style>
    <style:style style:name="co4" style:family="table-column">
      <style:table-column-properties fo:break-before="auto" style:column-width="18.6266666666667cm"/>
    </style:style>
    <style:style style:name="co5" style:family="table-column">
      <style:table-column-properties fo:break-before="auto" style:column-width="6.19125cm"/>
    </style:style>
    <style:style style:name="co6" style:family="table-column">
      <style:table-column-properties fo:break-before="auto" style:column-width="2.03729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EE50-CurrentProtection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Vendor Link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Decoupl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1">
            <text:p>MAX44284EAUT+</text:p>
          </table:table-cell>
          <table:table-cell office:value-type="string" table:style-name="ce1">
            <text:p>21-0058I_MXM</text:p>
          </table:table-cell>
          <table:table-cell office:value-type="string" table:style-name="ce1">
            <text:p>https://datasheets.maximintegrated.com/en/ds/MAX44284.pd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1">
            <text:p>CAN_IN</text:p>
          </table:table-cell>
          <table:table-cell table:style-name="ce1"/>
          <table:table-cell office:value-type="string" table:style-name="ce1">
            <text:p>~</text:p>
          </table:table-cell>
          <table:table-cell office:value-type="string" table:style-name="ce1">
            <text:p><text:a xlink:href="https://nl.farnell.com/molex/39-29-9043/connector-header-4pos-2row-4-2mm/dp/1756683">https://nl.farnell.com/molex/39-29-9043/connector-header-4pos-2row-4-2mm/dp/1756683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1">
            <text:p>MCP2515-xSO</text:p>
          </table:table-cell>
          <table:table-cell office:value-type="string" table:style-name="ce1">
            <text:p>Package_SO:SOIC-18W_7.5x11.6mm_P1.27mm</text:p>
          </table:table-cell>
          <table:table-cell office:value-type="string" table:style-name="ce1">
            <text:p>https://ww1.microchip.com/downloads/en/DeviceDoc/MCP2515-Stand-Alone-CAN-Controller-with-SPI-20001801J.pd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5</text:p>
          </table:table-cell>
          <table:table-cell office:value-type="string" table:style-name="ce1">
            <text:p>MAX3051</text:p>
          </table:table-cell>
          <table:table-cell table:style-name="ce1"/>
          <table:table-cell office:value-type="string" table:style-name="ce1">
            <text:p>http://datasheets.maximintegrated.com/en/ds/MAX3051.pdf</text:p>
          </table:table-cell>
          <table:table-cell office:value-type="string" table:style-name="ce2">
            <text:p><text:a xlink:href="https://nl.farnell.com/maxim-integrated-products/max3051eka-t/can-transceiver-1mbps-3-3v-sot/dp/2517387">https://nl.farnell.com/maxim-integrated-products/max3051eka-t/can-transceiver-1mbps-3-3v-sot/dp/2517387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4.7u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TPS7A2433DBVR</text:p>
          </table:table-cell>
          <table:table-cell office:value-type="string" table:style-name="ce1">
            <text:p>SOIC_01DBVR_TE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0R01</text:p>
          </table:table-cell>
          <table:table-cell table:style-name="ce1"/>
          <table:table-cell office:value-type="string" table:style-name="ce1">
            <text:p>~</text:p>
          </table:table-cell>
          <table:table-cell office:value-type="string" table:style-name="ce1">
            <text:p><text:a xlink:href="https://nl.rs-online.com/web/p/surface-mount-fixed-resistors/1260366/">https://nl.rs-online.com/web/p/surface-mount-fixed-resistors/1260366/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MSP430FR2353TDBT</text:p>
          </table:table-cell>
          <table:table-cell office:value-type="string" table:style-name="ce1">
            <text:p>DBT38_TE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47k</text:p>
          </table:table-cell>
          <table:table-cell table:style-name="ce1"/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3</text:p>
          </table:table-cell>
          <table:table-cell office:value-type="string" table:style-name="ce1">
            <text:p>4-Wire_JTAG_Programming</text:p>
          </table:table-cell>
          <table:table-cell office:value-type="string" table:style-name="ce1">
            <text:p>Connector_PinHeader_2.54mm:PinHeader_1x07_P2.54mm_Horizontal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1</text:p>
          </table:table-cell>
          <table:table-cell office:value-type="string" table:style-name="ce1">
            <text:p>32.768kHz</text:p>
          </table:table-cell>
          <table:table-cell table:style-name="ce1"/>
          <table:table-cell office:value-type="string" table:style-name="ce1">
            <text:p>~</text:p>
          </table:table-cell>
          <table:table-cell office:value-type="string" table:style-name="ce2">
            <text:p><text:a xlink:href="https://nl.farnell.com/w/c/crystals-oscillators/crystals?frequency-nom=32.768khz&amp;load-capacitance=12.5pf">https://nl.farnell.com/w/c/crystals-oscillators/crystals?frequency-nom=32.768khz&amp;load-capacitance=12.5pf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12p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12p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2</text:p>
          </table:table-cell>
          <table:table-cell office:value-type="string" table:style-name="ce1">
            <text:p>16.0MHz</text:p>
          </table:table-cell>
          <table:table-cell table:style-name="ce1"/>
          <table:table-cell office:value-type="string" table:style-name="ce1">
            <text:p>~</text:p>
          </table:table-cell>
          <table:table-cell office:value-type="string" table:style-name="ce1">
            <text:p><text:a xlink:href="https://nl.farnell.com/abracon/abls-4-000mhz-k4t/crystal-4mhz-18pf-hc-49us/dp/2467753">https://nl.farnell.com/abracon/abls-4-000mhz-k4t/crystal-4mhz-18pf-hc-49us/dp/2467753</text:a></text:p>
          </table:table-cell>
          <table:table-cell office:value-type="string" table:style-name="ce1">
            <text:p>Reserve: https://nl.farnell.com/iqd-frequency-products/lfxtal011300/crystal-4mhz-30pf-hc49/dp/24494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22p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22p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W1</text:p>
          </table:table-cell>
          <table:table-cell office:value-type="string" table:style-name="ce1">
            <text:p>SW_Push</text:p>
          </table:table-cell>
          <table:table-cell table:style-name="ce1"/>
          <table:table-cell office:value-type="string" table:style-name="ce1">
            <text:p>~</text:p>
          </table:table-cell>
          <table:table-cell office:value-type="string" table:style-name="ce1">
            <text:p><text:a xlink:href="https://nl.farnell.com/c-k-components/pts645sl50-2-lfs/tactile-switch-spst-0-05a-12vdc/dp/2435162">https://nl.farnell.com/c-k-components/pts645sl50-2-lfs/tactile-switch-spst-0-05a-12vdc/dp/2435162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P1</text:p>
          </table:table-cell>
          <table:table-cell office:value-type="string" table:style-name="ce1">
            <text:p>CLKOUT</text:p>
          </table:table-cell>
          <table:table-cell table:style-name="ce1"/>
          <table:table-cell office:value-type="string" table:style-name="ce1">
            <text:p>~</text:p>
          </table:table-cell>
          <table:table-cell office:value-type="string" table:style-name="ce1">
            <text:p><text:a xlink:href="https://nl.rs-online.com/web/p/terminal-posts/2622034/">https://nl.rs-online.com/web/p/terminal-posts/2622034/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1">
            <text:p>DNP</text:p>
          </table:table-cell>
          <table:table-cell table:style-name="ce1"/>
          <table:table-cell office:value-type="string" table:style-name="ce1">
            <text:p>~</text:p>
          </table:table-cell>
          <table:table-cell table:style-name="ce1"/>
          <table:table-cell office:value-type="string" table:style-name="ce1">
            <text:p>Only place on ends of the bus (120R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2</text:p>
          </table:table-cell>
          <table:table-cell office:value-type="string" table:style-name="ce1">
            <text:p>CAN_OUT</text:p>
          </table:table-cell>
          <table:table-cell table:style-name="ce1"/>
          <table:table-cell office:value-type="string" table:style-name="ce1">
            <text:p>~</text:p>
          </table:table-cell>
          <table:table-cell office:value-type="string" table:style-name="ce1">
            <text:p><text:a xlink:href="https://nl.farnell.com/molex/39-29-9043/connector-header-4pos-2row-4-2mm/dp/1756683">https://nl.farnell.com/molex/39-29-9043/connector-header-4pos-2row-4-2mm/dp/1756683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2" table:style-name="ce1"/>
          <table:table-cell office:value-type="string" table:style-name="ce1">
            <text:p>MSP4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2" table:style-name="ce1"/>
          <table:table-cell office:value-type="string" table:style-name="ce1">
            <text:p>MCP25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13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2" table:style-name="ce1"/>
          <table:table-cell office:value-type="string" table:style-name="ce1">
            <text:p>MAX30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2" table:style-name="ce1"/>
          <table:table-cell office:value-type="string" table:style-name="ce1">
            <text:p>MAX442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4.7uF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2" table:style-name="ce1"/>
          <table:table-cell office:value-type="string" table:style-name="ce1">
            <text:p>MAX442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1">
            <text:p>IRLML6346TRPBF</text:p>
          </table:table-cell>
          <table:table-cell office:value-type="string" table:style-name="ce1">
            <text:p>MICRO3_SOT-23</text:p>
          </table:table-cell>
          <table:table-cell table:number-columns-repeated="16381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Jesse Riemens</dc:creator>
    <dc:date>2021-05-21T14:30:08Z</dc:date>
    <meta:editing-cycles>2</meta:editing-cycles>
    <meta:editing-duration>PT72906S</meta:editing-duration>
  </office:meta>
</office:document-meta>
</file>